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.7319in" svg:height="4.1516in" svg:x="3.9591in" svg:y="0.2823in">
            <draw:object draw:notify-on-update-of-ranges="data.B1:data.B11 data.C1:data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8736in" svg:y="0.2406in">
            <draw:object draw:notify-on-update-of-ranges="data.B12:data.B21 data.C12:data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0646in" svg:y="4.4126in">
            <draw:object draw:notify-on-update-of-ranges="data.B22:data.B31 data.C22:data.C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ijeme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700000" calcext:value-type="float">
            <text:p>70000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string" calcext:value-type="string">
            <text:p>presjek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3934" calcext:value-type="float">
            <text:p>13934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esjek jedan sortiran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esjek oba sortirana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6T19:49:33.355078908</dc:date>
    <meta:editing-duration>PT17M31S</meta:editing-duration>
    <meta:editing-cycles>2</meta:editing-cycles>
    <meta:generator>LibreOffice/6.4.7.2$Linux_X86_64 LibreOffice_project/40$Build-2</meta:generator>
    <meta:document-statistic meta:table-count="1" meta:cell-count="9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2cm" svg:height="10.546cm" xlink:href=".." xlink:type="simple" chart:class="chart:scatter" chart:style-name="ch1">
        <chart:title svg:x="4.392cm" svg:y="0.346cm" chart:style-name="ch2">
          <text:p>Obican presjek</text:p>
        </chart:title>
        <chart:plot-area chart:style-name="ch3" table:cell-range-address="data.B1:data.C11" svg:x="1.241cm" svg:y="1.361cm" svg:width="10.539cm" svg:height="8.004cm">
          <chartooo:coordinate-region svg:x="2.254cm" svg:y="1.563cm" svg:width="8.666cm" svg:height="7.149cm"/>
          <chart:axis chart:dimension="x" chart:name="primary-x" chart:style-name="ch4">
            <chart:title svg:x="5.722cm" svg:y="9.575cm" chart:style-name="ch5">
              <text:p>N [članovi]</text:p>
            </chart:title>
          </chart:axis>
          <chart:axis chart:dimension="y" chart:name="primary-y" chart:style-name="ch4">
            <chart:title svg:x="0.451cm" svg:y="6.129cm" chart:style-name="ch6">
              <text:p>vrijeme [s]</text:p>
            </chart:title>
            <chart:grid chart:style-name="ch7" chart:class="major"/>
          </chart:axis>
          <chart:series chart:style-name="ch8" chart:values-cell-range-address="data.C1:data.C11" chart:class="chart:scatter">
            <chart:domain table:cell-range-address="data.B1:data.B1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B1:data.B11</svg:desc>
                </draw:g>
              </table:table-cell>
              <table:table-cell office:value-type="float" office:value="NaN">
                <text:p>NaN</text:p>
                <draw:g>
                  <svg:desc>data.C1:data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">
                <text:p>70000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000">
                <text:p>130000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0">
                <text:p>1600000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000">
                <text:p>1900000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000">
                <text:p>220000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0">
                <text:p>2500000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0000">
                <text:p>2800000</text:p>
              </table:table-cell>
              <table:table-cell office:value-type="float" office:value="13934">
                <text:p>13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6cm" chart:style-name="ch2">
          <text:p>Presjek jedan sortiran</text:p>
        </chart:title>
        <chart:plot-area chart:style-name="ch3" table:cell-range-address="data.B12:data.C21" svg:x="1.321cm" svg:y="1.301cm" svg:width="14.359cm" svg:height="6.548cm">
          <chartooo:coordinate-region svg:x="1.763cm" svg:y="1.503cm" svg:width="12.964cm" svg:height="5.693cm"/>
          <chart:axis chart:dimension="x" chart:name="primary-x" chart:style-name="ch4">
            <chart:title svg:x="7.712cm" svg:y="8.029cm" chart:style-name="ch5">
              <text:p>N [članovi]</text:p>
            </chart:title>
          </chart:axis>
          <chart:axis chart:dimension="y" chart:name="primary-y" chart:style-name="ch4">
            <chart:title svg:x="0.451cm" svg:y="5.341cm" chart:style-name="ch6">
              <text:p>vrijeme [s]</text:p>
            </chart:title>
            <chart:grid chart:style-name="ch7" chart:class="major"/>
          </chart:axis>
          <chart:series chart:style-name="ch8" chart:values-cell-range-address="data.C12:data.C21" chart:class="chart:scatter">
            <chart:domain table:cell-range-address="data.B12:data.B2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data.B12:data.B21</svg:desc>
                </draw:g>
              </table:table-cell>
              <table:table-cell office:value-type="float" office:value="0">
                <text:p>0</text:p>
                <draw:g>
                  <svg:desc>data.C12:data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00">
                <text:p>40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000">
                <text:p>70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000">
                <text:p>13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000">
                <text:p>160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0000">
                <text:p>19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0000">
                <text:p>220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00">
                <text:p>250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0000">
                <text:p>2800000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Presjek oba sortirana</text:p>
        </chart:title>
        <chart:plot-area chart:style-name="ch3" table:cell-range-address="data.B22:data.C31" svg:x="1.321cm" svg:y="1.301cm" svg:width="14.359cm" svg:height="6.548cm">
          <chartooo:coordinate-region svg:x="1.763cm" svg:y="1.503cm" svg:width="12.964cm" svg:height="5.693cm"/>
          <chart:axis chart:dimension="x" chart:name="primary-x" chart:style-name="ch4">
            <chart:title svg:x="7.712cm" svg:y="8.029cm" chart:style-name="ch5">
              <text:p>N [članovi]</text:p>
            </chart:title>
          </chart:axis>
          <chart:axis chart:dimension="y" chart:name="primary-y" chart:style-name="ch4">
            <chart:title svg:x="0.451cm" svg:y="5.341cm" chart:style-name="ch6">
              <text:p>vrijeme [s]</text:p>
            </chart:title>
            <chart:grid chart:style-name="ch7" chart:class="major"/>
          </chart:axis>
          <chart:series chart:style-name="ch8" chart:values-cell-range-address="data.C22:data.C31" chart:class="chart:scatter">
            <chart:domain table:cell-range-address="data.B22:data.B3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data.B22:data.B31</svg:desc>
                </draw:g>
              </table:table-cell>
              <table:table-cell office:value-type="float" office:value="0">
                <text:p>0</text:p>
                <draw:g>
                  <svg:desc>data.C22:data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00">
                <text:p>40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000">
                <text:p>70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000">
                <text:p>13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000">
                <text:p>160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0000">
                <text:p>19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0000">
                <text:p>22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00">
                <text:p>250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0000">
                <text:p>28000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